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9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9P2" style:volatile="true">
      <number:text loext:blank-width-char=" "> </number:text>
      <number:fill-character> </number:fill-character>
      <number:text loext:blank-width-char=" 1">- </number:text>
    </number:number-style>
    <number:text-style style:name="N129">
      <number:text loext:blank-width-char=" "> </number:text>
      <number:text-content/>
      <number:text loext:blank-width-char=" 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 "> ￥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0P1" style:volatile="true">
      <number:text loext:blank-width-char=" "> ￥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0P2" style:volatile="true">
      <number:text loext:blank-width-char=" "> ￥</number:text>
      <number:fill-character> </number:fill-character>
      <number:text loext:blank-width-char=" 1">- </number:text>
    </number:number-style>
    <number:text-style style:name="N130">
      <number:text loext:blank-width-char=" "> </number:text>
      <number:text-content/>
      <number:text loext:blank-width-char=" 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1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1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1">
      <number:text loext:blank-width-char=" "> </number:text>
      <number:text-content/>
      <number:text loext:blank-width-char=" 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 "> ￥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2P1" style:volatile="true">
      <number:text loext:blank-width-char=" "> ￥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2P2" style:volatile="true">
      <number:text loext:blank-width-char=" "> 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2">
      <number:text loext:blank-width-char=" "> </number:text>
      <number:text-content/>
      <number:text loext:blank-width-char=" 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22:36:39.716863986</meta:creation-date>
    <dc:date>2026-02-24T22:37:01.594443009</dc:date>
    <meta:editing-duration>PT23S</meta:editing-duration>
    <meta:editing-cycles>1</meta:editing-cycles>
    <meta:document-statistic meta:table-count="1" meta:cell-count="2737" meta:object-count="0"/>
    <meta:generator>LibreOffice/25.8.4.2$Linux_X86_64 LibreOffice_project/580$Build-2</meta:generator>
  </office:meta>
</office:document-meta>
</file>